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bec" officeooo:paragraph-rsid="0019cbec"/>
    </style:style>
    <style:style style:name="P2" style:family="paragraph" style:parent-style-name="Standard">
      <style:text-properties officeooo:paragraph-rsid="0019cbec"/>
    </style:style>
    <style:style style:name="P3" style:family="paragraph" style:parent-style-name="Standard">
      <style:text-properties officeooo:rsid="001b2766" officeooo:paragraph-rsid="001b2766"/>
    </style:style>
    <style:style style:name="P4" style:family="paragraph" style:parent-style-name="Standard">
      <style:text-properties officeooo:paragraph-rsid="001b36cb"/>
    </style:style>
    <style:style style:name="P5" style:family="paragraph" style:parent-style-name="Standard">
      <style:text-properties officeooo:rsid="001bb116" officeooo:paragraph-rsid="001bb116"/>
    </style:style>
    <style:style style:name="P6" style:family="paragraph" style:parent-style-name="Standard">
      <style:text-properties officeooo:rsid="001db558" officeooo:paragraph-rsid="001db558"/>
    </style:style>
    <style:style style:name="P7" style:family="paragraph" style:parent-style-name="Standard">
      <style:text-properties officeooo:rsid="001db558" officeooo:paragraph-rsid="001ef39c"/>
    </style:style>
    <style:style style:name="P8" style:family="paragraph" style:parent-style-name="Standard">
      <style:text-properties officeooo:rsid="001db558" officeooo:paragraph-rsid="00208e53"/>
    </style:style>
    <style:style style:name="P9" style:family="paragraph" style:parent-style-name="Standard">
      <style:text-properties officeooo:rsid="001db558" officeooo:paragraph-rsid="00214bb1"/>
    </style:style>
    <style:style style:name="P10" style:family="paragraph" style:parent-style-name="Standard">
      <style:text-properties officeooo:rsid="0021637b" officeooo:paragraph-rsid="0021637b"/>
    </style:style>
    <style:style style:name="P11" style:family="paragraph" style:parent-style-name="Standard">
      <style:text-properties officeooo:rsid="00232d19" officeooo:paragraph-rsid="00232d19"/>
    </style:style>
    <style:style style:name="P12" style:family="paragraph" style:parent-style-name="Standard">
      <style:text-properties officeooo:rsid="0025d057" officeooo:paragraph-rsid="0025d057"/>
    </style:style>
    <style:style style:name="P13" style:family="paragraph" style:parent-style-name="Table_20_Contents">
      <style:paragraph-properties fo:text-align="center" style:justify-single-word="false"/>
      <style:text-properties officeooo:rsid="0017346c" officeooo:paragraph-rsid="0017346c"/>
    </style:style>
    <style:style style:name="P14" style:family="paragraph" style:parent-style-name="Table_20_Contents">
      <style:paragraph-properties fo:text-align="center" style:justify-single-word="false"/>
      <style:text-properties officeooo:rsid="0019156e" officeooo:paragraph-rsid="0019156e"/>
    </style:style>
    <style:style style:name="P15" style:family="paragraph" style:parent-style-name="Table_20_Contents">
      <style:paragraph-properties fo:text-align="center" style:justify-single-word="false"/>
      <style:text-properties officeooo:rsid="0019156e" officeooo:paragraph-rsid="0017346c"/>
    </style:style>
    <style:style style:name="P16" style:family="paragraph" style:parent-style-name="Standard">
      <style:text-properties officeooo:rsid="00232d19" officeooo:paragraph-rsid="00232d19"/>
    </style:style>
    <style:style style:name="T1" style:family="text">
      <style:text-properties officeooo:rsid="0019156e"/>
    </style:style>
    <style:style style:name="T2" style:family="text">
      <style:text-properties officeooo:rsid="001ce099"/>
    </style:style>
    <style:style style:name="T3" style:family="text">
      <style:text-properties officeooo:rsid="001db558"/>
    </style:style>
    <style:style style:name="T4" style:family="text">
      <style:text-properties officeooo:rsid="001ef39c"/>
    </style:style>
    <style:style style:name="T5" style:family="text">
      <style:text-properties officeooo:rsid="00208e53"/>
    </style:style>
    <style:style style:name="T6" style:family="text">
      <style:text-properties officeooo:rsid="0025d633"/>
    </style:style>
    <style:style style:name="T7" style:family="text">
      <style:text-properties officeooo:rsid="00261c6e"/>
    </style:style>
    <style:style style:name="T8" style:family="text">
      <style:text-properties officeooo:rsid="00274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.1</text:p>
      <text:p text:style-name="P3"/>
      <text:p text:style-name="P3">Ex.2</text:p>
      <text:p text:style-name="P2"/>
      <text:p text:style-name="P1">Ex.3 Goldbach</text:p>
      <text:p text:style-name="P4"><text:s text:c="4"/></text:p>
      <text:p text:style-name="P4">g++ -O3 -fopenmp main.cpp mylib.h get_primes.cpp count_goldbach.cpp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">n</text:span>=10.000.000 </text:p>
          </table:table-cell>
          <table:table-cell table:style-name="Table2.B1" office:value-type="string">
            <text:p text:style-name="P15">-03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4">555.5 sec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4">273.9 sec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B2" office:value-type="string">
            <text:p text:style-name="P14">136 sec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B2" office:value-type="string">
            <text:p text:style-name="P14">69.51 sec</text:p>
          </table:table-cell>
        </table:table-row>
        <table:table-row>
          <table:table-cell table:style-name="Table2.A2" office:value-type="string">
            <text:p text:style-name="P14">16</text:p>
          </table:table-cell>
          <table:table-cell table:style-name="Table2.B2" office:value-type="string">
            <text:p text:style-name="P14">42.7 sec</text:p>
          </table:table-cell>
        </table:table-row>
        <table:table-row>
          <table:table-cell table:style-name="Table2.A2" office:value-type="string">
            <text:p text:style-name="P14">32</text:p>
          </table:table-cell>
          <table:table-cell table:style-name="Table2.B2" office:value-type="string">
            <text:p text:style-name="P14">24.29 sec</text:p>
          </table:table-cell>
        </table:table-row>
        <table:table-row>
          <table:table-cell table:style-name="Table2.A2" office:value-type="string">
            <text:p text:style-name="P14">64</text:p>
          </table:table-cell>
          <table:table-cell table:style-name="Table2.B2" office:value-type="string">
            <text:p text:style-name="P14">24.33 sec</text:p>
          </table:table-cell>
        </table:table-row>
      </table:table>
      <text:p text:style-name="P1"/>
      <text:p text:style-name="P1">Ex.4 </text:p>
      <text:p text:style-name="P5">Before Optimizations <text:span text:style-name="T2">{1,2,4,8,16,32,64}</text:span></text:p>
      <text:p text:style-name="P1">TimesMatrixVector = [ 92 54 30 17 15 19 18 ];</text:p>
      <text:p text:style-name="P1">TimesMatrixMatrix = [ 44 22 12 8.7 6.1 3.5 2.6 ]; <text:span text:style-name="T3">parallel//</text:span></text:p>
      <text:p text:style-name="P1">TimesPolynomialEvaluation = [ 14 7.1 3.6 1.8 1.1 0.63 0.48 ];</text:p>
      <text:p text:style-name="P1"/>
      <text:p text:style-name="P6">Optimizations MatrixMatrix NoParallel</text:p>
      <text:p text:style-name="P6">TimesMatrixVector = [ 94 53 33 18 17 23 22 ];</text:p>
      <text:p text:style-name="P6">TimesMatrixMatrix = [ 20 20 20 20 20 19 20 ];</text:p>
      <text:p text:style-name="P6">TimesPolynomialEvaluation = [ 14 7.2 3.7 2.1 1.1 0.63 0.49 ];</text:p>
      <text:p text:style-name="P6"/>
      <text:p text:style-name="P7">Optimization </text:p>
      <text:p text:style-name="P7">MatrixMatrix <text:span text:style-name="T4">with </text:span>Parallel #pragma omp parallel for default(none) <text:span text:style-name="T4">s</text:span>hared(a,b,product,rowA,columnB,columnA)</text:p>
      <text:p text:style-name="P6">TimesMatrixVector = [ 94 55 28 17 18 19 15 ];</text:p>
      <text:p text:style-name="P6">TimesMatrixMatrix = [ 20 15 9.5 5.4 4.4 2.2 1.7 ];</text:p>
      <text:p text:style-name="P6">TimesPolynomialEvaluation = [ 14 7.3 3.7 2 1.1 0.58 0.5 ];</text:p>
      <text:p text:style-name="P12">Comment: This parallelization present some risk of <text:span text:style-name="T6">read</text:span> collissions as well. <text:span text:style-name="T7">Some barrier is needed when reading.</text:span></text:p>
      <text:p text:style-name="P6"/>
      <text:p text:style-name="P10">Analyse the risk of collisions when using collapse(2),collapse(3) </text:p>
      <text:p text:style-name="P8">Optimization </text:p>
      <text:p text:style-name="P8">MatrixMatrix <text:span text:style-name="T4">with </text:span>Parallel #pragma omp parallel for default(none) <text:span text:style-name="T4">s</text:span>hared(a,b,product,rowA,columnB,columnA) <text:span text:style-name="T5">collapse(2) </text:span></text:p>
      <text:p text:style-name="P10">TimesMatrixVector = [ 92 50 28 18 13 15 16 ];</text:p>
      <text:p text:style-name="P10">TimesMatrixMatrix = [ 19 16 8.9 8.4 4 2.4 1.6 ];</text:p>
      <text:p text:style-name="P10">TimesPolynomialEvaluation = [ 14 7.3 3.7 2 1.1 0.6 0.51 ];</text:p>
      <text:p text:style-name="P8"/>
      <text:p text:style-name="P9"><text:soft-page-break/></text:p>
      <text:p text:style-name="P9"/>
      <text:p text:style-name="P9">Optimization </text:p>
      <text:p text:style-name="P9">MatrixMatrix <text:span text:style-name="T4">with </text:span>Parallel #pragma omp parallel for default(none) <text:span text:style-name="T4">s</text:span>hared(a,b,product,rowA,columnB,columnA) <text:span text:style-name="T5">collapse(3)</text:span></text:p>
      <text:p text:style-name="P9"/>
      <text:p text:style-name="P11">By this calculation the assert warning jumps!</text:p>
      <text:p text:style-name="P11">Assertion `fabs(B[j][i]- A[i][j]) &lt; 1e-3' failed.</text:p>
      <text:p text:style-name="P11"/>
      <text:p text:style-name="P11">/// <text:span text:style-name="T8">With atomics for collapse(2)</text:span></text:p>
      <text:p text:style-name="P11">TimesMatrixVector = [ 91 49 25 20 24 23 18 ];</text:p>
      <text:p text:style-name="P11">TimesMatrixMatrix = [ 3.6e+02 1.8e+02 96 49 27 14 8.1 ];</text:p>
      <text:p text:style-name="P11">TimesPolynomialEvaluation = [ 15 7.2 3.8 2 1.1 0.63 0.49 ];</text:p>
      <text:p text:style-name="P11">------</text:p>
      <text:p text:style-name="P11">EfficiencyMatrixVector = [ 1 0.94 0.91 0.57 0.24 0.12 0.079 ];</text:p>
      <text:p text:style-name="P11">EfficiencyMatrixMatrix = [ 1 1 0.95 0.93 0.84 0.83 0.7 ];</text:p>
      <text:p text:style-name="P11">EfficiencyPolynomialEvaluation = [ 1 1 0.96 0.93 0.82 0.73 0.47 ]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3:19:53.616330710</meta:creation-date>
    <dc:date>2020-01-06T06:13:04.754226776</dc:date>
    <meta:editing-duration>PT1H40M39S</meta:editing-duration>
    <meta:editing-cycles>12</meta:editing-cycles>
    <meta:generator>LibreOffice/6.3.4.2.0$Linux_X86_64 LibreOffice_project/30$Build-2</meta:generator>
    <meta:document-statistic meta:table-count="1" meta:image-count="0" meta:object-count="0" meta:page-count="2" meta:paragraph-count="54" meta:word-count="316" meta:character-count="1918" meta:non-whitespace-character-count="1644"/>
  </office:meta>
</office:document-meta>
</file>